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25e" officeooo:paragraph-rsid="0019e25e"/>
    </style:style>
    <style:style style:name="P2" style:family="paragraph" style:parent-style-name="Standard">
      <style:text-properties officeooo:rsid="001bb11a" officeooo:paragraph-rsid="001bb1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715 <text:s/>nano cash-credit.pig</text:p>
      <text:p text:style-name="P1"><text:s text:c="2"/>716 <text:s/>pig -x local cash-credit.pig</text:p>
      <text:p text:style-name="P1"><text:s text:c="2"/>717 <text:s/>nano cash-credit.pig</text:p>
      <text:p text:style-name="P1"><text:s text:c="2"/>718 <text:s/>pig -x local cash-credit.pig</text:p>
      <text:p text:style-name="P1"><text:s text:c="2"/>719 <text:s/>cd final</text:p>
      <text:p text:style-name="P1"><text:s text:c="2"/>720 <text:s/>ls</text:p>
      <text:p text:style-name="P1"><text:s text:c="2"/>721 <text:s/>cat part-m-00000</text:p>
      <text:p text:style-name="P1"><text:s text:c="2"/>722 <text:s/>cd ..</text:p>
      <text:p text:style-name="P1"><text:s text:c="2"/>723 <text:s/>nano retail.pig</text:p>
      <text:p text:style-name="P1"><text:s text:c="2"/>724 <text:s/>nano cash-credit.pig</text:p>
      <text:p text:style-name="P1"><text:s text:c="2"/>725 <text:s/>nano retail.pig</text:p>
      <text:p text:style-name="P1"><text:s text:c="2"/>726 <text:s/>pig -x local retail.pig</text:p>
      <text:p text:style-name="P1"><text:s text:c="2"/>727 <text:s/>nano retail.pig</text:p>
      <text:p text:style-name="P1"><text:s text:c="2"/>728 <text:s/>cd top5</text:p>
      <text:p text:style-name="P1"><text:s text:c="2"/>729 <text:s/>ls</text:p>
      <text:p text:style-name="P1"><text:s text:c="2"/>730 <text:s/>cat part-r-00000</text:p>
      <text:p text:style-name="P1"><text:s text:c="2"/>731 <text:s/>cd ..</text:p>
      <text:p text:style-name="P1"><text:s text:c="2"/>732 <text:s/>nano retail.pig</text:p>
      <text:p text:style-name="P1"><text:s text:c="2"/>733 <text:s/>cat file1.txt</text:p>
      <text:p text:style-name="P1"><text:s text:c="2"/>734 <text:s/>nano wc.pig</text:p>
      <text:p text:style-name="P1"><text:s text:c="2"/>735 <text:s/>pig -x local -p inp=/home/hduser/file1.txt -p outdirectory=/home/hduser/pig_wc -f wc.pig</text:p>
      <text:p text:style-name="P1"><text:s text:c="2"/>736 <text:s/>nano wc.pig</text:p>
      <text:p text:style-name="P1"><text:s text:c="2"/>737 <text:s/>pig -x local -p inp=/home/hduser/file1.txt -p outdirectory=/home/hduser/pig_wc -f wc.pig</text:p>
      <text:p text:style-name="P1"><text:s text:c="2"/>738 <text:s/>nano wc.pig</text:p>
      <text:p text:style-name="P1"><text:s text:c="2"/>739 <text:s/>pig -x local -p inp=/home/hduser/file1.txt -p outdirectory=/home/hduser/pig_wc -f wc.pig</text:p>
      <text:p text:style-name="P1"><text:s text:c="2"/>740 <text:s/>cd pig_wc</text:p>
      <text:p text:style-name="P1"><text:s text:c="2"/>741 <text:s/>ls</text:p>
      <text:p text:style-name="P1"><text:s text:c="2"/>742 <text:s/>cat part-r-00000</text:p>
      <text:p text:style-name="P1"><text:s text:c="2"/>743 <text:s/>nano PigInput</text:p>
      <text:p text:style-name="P1"><text:s text:c="2"/>744 <text:s/>cd ..</text:p>
      <text:p text:style-name="P1"><text:s text:c="2"/>745 <text:s/>pig -x local -param_file PigInput -f wc.pig</text:p>
      <text:p text:style-name="P1"><text:s text:c="2"/>746 <text:s/>nano PigInput</text:p>
      <text:p text:style-name="P1"><text:s text:c="2"/>747 <text:s/>cat PigInput</text:p>
      <text:p text:style-name="P1"><text:s text:c="2"/>748 <text:s/>pig -x local -param_file PigInput -f wc.pig</text:p>
      <text:p text:style-name="P1"><text:s text:c="2"/>749 <text:s/>cd pig_wc</text:p>
      <text:p text:style-name="P1"><text:s text:c="2"/>750 <text:s/>ls</text:p>
      <text:p text:style-name="P1"><text:s text:c="2"/>751 <text:s/>cat part-r-00000</text:p>
      <text:p text:style-name="P1"><text:s text:c="2"/>752 <text:s/>cd ..</text:p>
      <text:p text:style-name="P1"><text:s text:c="2"/>753 <text:s/>jps</text:p>
      <text:p text:style-name="P1"><text:s text:c="2"/>754 <text:s/>hadoop fs -put /home/hduser/file1.txt /niit</text:p>
      <text:p text:style-name="P1"><text:s text:c="2"/>755 <text:s/>pig -x mapreduce -p inp=/niit/file1.txt -p outdirectory=/niit/pig_wc -f wc.pig</text:p>
      <text:p text:style-name="P1"><text:s text:c="2"/>756 <text:s/>hadoop fs -cat /niit/pig_wc</text:p>
      <text:p text:style-name="P1"><text:s text:c="2"/>757 <text:s/>hadoop fs -ls /niit/pig_wc</text:p>
      <text:p text:style-name="P1"><text:s text:c="2"/>758 <text:s/>hadoop fs -cat /niit/pig_wc/part-r-00000</text:p>
      <text:p text:style-name="P1"><text:s text:c="2"/>759 <text:s/>pig -x mapreduce -param_file PigInput -f wc.pig</text:p>
      <text:p text:style-name="P1"><text:s text:c="2"/>760 <text:s/>nano PigInput</text:p>
      <text:p text:style-name="P1"><text:s text:c="2"/>761 <text:s/>pig -x mapreduce -param_file PigInput -f wc.pig</text:p>
      <text:p text:style-name="P1"><text:s text:c="2"/>762 <text:s/>hadoop fs -cat /niit/pig_wc1/p*</text:p>
      <text:p text:style-name="P1"><text:s text:c="2"/>763 <text:s/>history</text:p>
      <text:p text:style-name="P1"><text:soft-page-break/></text:p>
      <text:p text:style-name="P2">1 <text:s text:c="2"/>txn = load '/home/hduser/txns1.txt' using PigStorage(',') as (txnid,date,custid,amount:double,category,product,city,state,type);</text:p>
      <text:p text:style-name="P2">2 <text:s text:c="2"/>amt = FOREACH txn GENERATE $3;</text:p>
      <text:p text:style-name="P2">3 <text:s text:c="2"/>filterrecord = GROUP txn by type;</text:p>
      <text:p text:style-name="P2">4 <text:s text:c="2"/>totsales = FOREACH filterrecord GENERATE group as mode, ROUND_TO(SUM(txn.amount),2) as amt;</text:p>
      <text:p text:style-name="P2">5 <text:s text:c="2"/>groupbytotal = group totsales ALL;</text:p>
      <text:p text:style-name="P2">6 <text:s text:c="2"/>totsales1 = foreach groupbytotal generate SUM(totsales.amt) as totalsales;</text:p>
      <text:p text:style-name="P2">7 <text:s text:c="2"/>final = foreach totsales generate $0,$1,ROUND_TO(($1/totsales1.totalsales)*100,2);</text:p>
      <text:p text:style-name="P2">8 <text:s text:c="2"/>store final into '/home/hduser/final';</text:p>
      <text:p text:style-name="P2">9 <text:s text:c="2"/>yr1 = load '/home/hduser/2000.txt' using PigStorage(',') as (productid,productname,jan:double,feb:double,mar:double,apr:double,may:double,june:double,july:double,aug:double,sep:double,oct:double,nov:double,dec:double);</text:p>
      <text:p text:style-name="P2">10 <text:s text:c="2"/>yr2 = load '/home/hduser/2001.txt' using PigStorage(',') as (productid,productname,jan:double,feb:double,mar:double,apr:double,may:double,june:double,july:double,aug:double,sep:double,oct:double,nov:double,dec:double);</text:p>
      <text:p text:style-name="P2">11 <text:s text:c="2"/>yr3 = load '/home/hduser/2002.txt' using PigStorage(',') as (productid,productname,jan:double,feb:double,mar:double,apr:double,may:double,june:double,july:double,aug:double,sep:double,oct:double,nov:double,dec:double);</text:p>
      <text:p text:style-name="P2">12 <text:s text:c="2"/>sumyr1 = GROUP yr1 ALL;</text:p>
      <text:p text:style-name="P2">13 <text:s text:c="2"/>groupyr1 = GROUP yr1 ALL;</text:p>
      <text:p text:style-name="P2">14 <text:s text:c="2"/>groupyr1 = GROUP yr1 by productid;</text:p>
      <text:p text:style-name="P2">15 <text:s text:c="2"/>groupyr1 = GROUP yr1 by productid;</text:p>
      <text:p text:style-name="P2">16 <text:s text:c="2"/>groupyr1 = GROUP yr1 ALL;</text:p>
      <text:p text:style-name="P2">17 <text:s text:c="2"/>sum = foreach yr1 generate $0,$1,($2+$3+$4+$5+$6+$7+$8+$9+$10+$11+$12+$13);</text:p>
      <text:p text:style-name="P2">18 <text:s text:c="2"/>sumyr1 = foreach yr1 generate $0,$1,($2+$3+$4+$5+$6+$7+$8+$9+$10+$11+$12+$13);</text:p>
      <text:p text:style-name="P2">19 <text:s text:c="2"/>sumyr1 = foreach yr1 generate $0,$1,($2+$3+$4+$5+$6+$7+$8+$9+$10+$11+$12+$13);</text:p>
      <text:p text:style-name="P2">20 <text:s text:c="2"/>sumyr2 = foreach yr2 generate $0,$1,($2+$3+$4+$5+$6+$7+$8+$9+$10+$11+$12+$13);</text:p>
      <text:p text:style-name="P2">21 <text:s text:c="2"/>sumyr3 = foreach yr3 generate $0,$1,($2+$3+$4+$5+$6+$7+$8+$9+$10+$11+$12+$13);</text:p>
      <text:p text:style-name="P2">22 <text:s text:c="2"/>sumyr3 = foreach yr3 generate $0,$1,($2+$3+$4+$5+$6+$7+$8+$9+$10+$11+$12+$13);</text:p>
      <text:p text:style-name="P2">23 <text:s text:c="2"/>retail = join sumyr1 by $0, sumyr2 by $0, sumyr3 by $0;</text:p>
      <text:p text:style-name="P2">24 <text:s text:c="2"/>retailfinal = foreach retail generate $0,$1,$2,$5,$8;</text:p>
      <text:p text:style-name="P2">25 <text:s text:c="2"/>growth = foreach retailfinal generate $0,$1,((($3-$2)/$2)*100);</text:p>
      <text:p text:style-name="P2">26 <text:s text:c="2"/>growth = foreach retailfinal generate $0,$1,((($3-$2)/$2));</text:p>
      <text:p text:style-name="P2">27 <text:s text:c="2"/>growth = foreach retailfinal generate $0,$1,$2,$3,$4,((($3-$2)/$2)*100),((($4-$3)/$3)*100);</text:p>
      <text:p text:style-name="P2">28 <text:s text:c="2"/>growthavg = foreach growth generate $0,$1,$2,$3,$4,((($3-$2)/$2)*100),((($4-$3)/$3)*100),((($5+$6)/2)*100);</text:p>
      <text:p text:style-name="P2">29 <text:s text:c="2"/>growthavg = foreach growth generate $0,$1,$2,$3,$4,((($3-$2)/$2)*100),((($4-$3)/$3)*100),(($5+$6)/2);</text:p>
      <text:p text:style-name="P2">30 <text:s text:c="2"/>top = foreach retailfinal generate $0,$1,($2+$3+$4);</text:p>
      <text:p text:style-name="P2">31 <text:s text:c="2"/>orderbytop = order top by $2 desc;</text:p>
      <text:p text:style-name="P2">32 <text:s text:c="2"/>orderbytopasc = order top by $2 asc;</text:p>
      <text:p text:style-name="P2">33 <text:s text:c="2"/>top5 = LIMIT orderbytop 5;</text:p>
      <text:p text:style-name="P2">34 <text:s text:c="2"/>least5 = LIMIT orderbytopasc 5;</text:p>
      <text:p text:style-name="P2">35 <text:s text:c="2"/>medical = load '/home/hduser/Medical_claims.txt' as (name,deptt,amount:int);</text:p>
      <text:p text:style-name="P2">36 <text:s text:c="2"/>medical = load '/home/hduser/Medical_claims.txt' as (name,deptt,amount:int);</text:p>
      <text:p text:style-name="P2">37 <text:s text:c="2"/>medical = load '/home/hduser/Medical_claims.txt' using PigStorage(',') as (name,deptt,amount:int);</text:p>
      <text:p text:style-name="P2">38 <text:s text:c="2"/>groupbyname = group medical by name;</text:p>
      <text:p text:style-name="P2"><text:soft-page-break/>39 <text:s text:c="2"/>avg = foreach groupbyname generate group as user, AVG(medical.amount) as claim;</text:p>
      <text:p text:style-name="P2">40 <text:s text:c="2"/>avg = foreach groupbyname generate group as user, ROUND_TO(AVG(medical.amount),2) as claim;</text:p>
      <text:p text:style-name="P2">41 <text:s text:c="2"/>weblog = load '/home/hduser/Web Log.txt' using PigStorage(',') as (name,gateway,accesstime);</text:p>
      <text:p text:style-name="P2">42 <text:s text:c="2"/>gateway = load '/home/hduser/Gateway.txt' using PigStorage(',') as (gateway,rate:double);</text:p>
      <text:p text:style-name="P2">43 <text:s text:c="2"/>gateway = load '/home/hduser/Payment Gateway.txt' using PigStorage(',') as (gateway,rate:double);</text:p>
      <text:p text:style-name="P2">44 <text:s text:c="2"/>joineddata = join weblog by $1, gateway by $0;</text:p>
      <text:p text:style-name="P2">45 <text:s text:c="2"/>finaljoin = foreach joineddata generate $0,$1,$2,$4;</text:p>
      <text:p text:style-name="P2">46 <text:s text:c="2"/>groupby = group finaljoin by name;</text:p>
      <text:p text:style-name="P2">47 <text:s text:c="2"/>avgrate = foreach groupby generate group as user, AVG(finaljoin.rate) as successrate;</text:p>
      <text:p text:style-name="P2">48 <text:s text:c="2"/>finaloutput = filter avgrate by successrate&gt;90.0f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3:58:11.160248268</meta:creation-date>
    <dc:date>2017-01-18T03:59:13.802568676</dc:date>
    <meta:editing-duration>PT1M3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3" meta:paragraph-count="97" meta:word-count="585" meta:character-count="5172" meta:non-whitespace-character-count="4442"/>
  </office:meta>
</office:document-meta>
</file>